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F0000035642C50137294C6F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0.65cm" draw:z-index="0"><draw:image xlink:href="Pictures/10000001000002BF0000035642C50137294C6F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21:51:52.591000000</meta:creation-date>
    <dc:date>2022-09-22T21:52:11.735000000</dc:date>
    <meta:editing-duration>PT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